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8e0e" officeooo:paragraph-rsid="000e8e0e"/>
    </style:style>
    <style:style style:name="P2" style:family="paragraph" style:parent-style-name="Standard">
      <style:text-properties officeooo:rsid="000e8e0e" officeooo:paragraph-rsid="000f8cf2"/>
    </style:style>
    <style:style style:name="P3" style:family="paragraph" style:parent-style-name="Standard">
      <style:text-properties officeooo:rsid="000f8cf2" officeooo:paragraph-rsid="000f8cf2"/>
    </style:style>
    <style:style style:name="P4" style:family="paragraph" style:parent-style-name="Standard">
      <style:text-properties officeooo:rsid="00111071" officeooo:paragraph-rsid="00111071"/>
    </style:style>
    <style:style style:name="P5" style:family="paragraph" style:parent-style-name="Standard">
      <style:text-properties officeooo:rsid="00144eb1" officeooo:paragraph-rsid="00144eb1"/>
    </style:style>
    <style:style style:name="P6" style:family="paragraph" style:parent-style-name="Standard">
      <style:text-properties officeooo:rsid="00149cbb" officeooo:paragraph-rsid="00149cbb"/>
    </style:style>
    <style:style style:name="P7" style:family="paragraph" style:parent-style-name="Standard">
      <style:text-properties officeooo:rsid="0014c42d" officeooo:paragraph-rsid="0014c42d"/>
    </style:style>
    <style:style style:name="P8" style:family="paragraph" style:parent-style-name="Standard">
      <style:text-properties officeooo:rsid="0014c42d" officeooo:paragraph-rsid="0014c42d"/>
    </style:style>
    <style:style style:name="P9" style:family="paragraph" style:parent-style-name="Standard">
      <style:text-properties officeooo:rsid="00157536" officeooo:paragraph-rsid="00157536"/>
    </style:style>
    <style:style style:name="P10" style:family="paragraph" style:parent-style-name="Standard">
      <style:text-properties officeooo:rsid="00171573" officeooo:paragraph-rsid="00171573"/>
    </style:style>
    <style:style style:name="P11" style:family="paragraph" style:parent-style-name="Standard">
      <style:text-properties officeooo:rsid="0017ae3c" officeooo:paragraph-rsid="0017ae3c"/>
    </style:style>
    <style:style style:name="P12" style:family="paragraph" style:parent-style-name="Standard">
      <style:text-properties officeooo:rsid="0018e9c4" officeooo:paragraph-rsid="0018e9c4"/>
    </style:style>
    <style:style style:name="P13" style:family="paragraph" style:parent-style-name="Standard">
      <style:text-properties officeooo:rsid="001ae5f0" officeooo:paragraph-rsid="001ae5f0"/>
    </style:style>
    <style:style style:name="P14" style:family="paragraph" style:parent-style-name="Standard">
      <style:text-properties officeooo:rsid="001bd0a0" officeooo:paragraph-rsid="001bd0a0"/>
    </style:style>
    <style:style style:name="P15" style:family="paragraph" style:parent-style-name="Standard">
      <style:text-properties officeooo:rsid="001c528b" officeooo:paragraph-rsid="001c528b"/>
    </style:style>
    <style:style style:name="P16" style:family="paragraph" style:parent-style-name="Standard">
      <style:text-properties officeooo:rsid="001d0a7b" officeooo:paragraph-rsid="001d0a7b"/>
    </style:style>
    <style:style style:name="P17" style:family="paragraph" style:parent-style-name="Standard">
      <style:text-properties officeooo:rsid="001d4e7e" officeooo:paragraph-rsid="001d4e7e"/>
    </style:style>
    <style:style style:name="P18" style:family="paragraph" style:parent-style-name="Standard">
      <style:text-properties officeooo:rsid="001dbefd" officeooo:paragraph-rsid="001dbefd"/>
    </style:style>
    <style:style style:name="P19" style:family="paragraph" style:parent-style-name="Standard">
      <style:text-properties officeooo:rsid="001e51eb" officeooo:paragraph-rsid="001e51eb"/>
    </style:style>
    <style:style style:name="P20" style:family="paragraph" style:parent-style-name="Standard">
      <style:text-properties officeooo:rsid="001fd55b" officeooo:paragraph-rsid="001fd55b"/>
    </style:style>
    <style:style style:name="T1" style:family="text">
      <style:text-properties officeooo:rsid="000dd480"/>
    </style:style>
    <style:style style:name="T2" style:family="text">
      <style:text-properties officeooo:rsid="000f8cf2"/>
    </style:style>
    <style:style style:name="T3" style:family="text">
      <style:text-properties officeooo:rsid="001a4b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<text:span text:style-name="T1">NET</text:span></text:p>
      <text:p text:style-name="Standard"/>
      <text:p text:style-name="P1">infraestrutura para desenvolvimento de software criada pela Microsoft. Uma aplicação .Net é desenvolvida para e roda em uma das seguintes implementações do .Net:</text:p>
      <text:p text:style-name="P1">.net core</text:p>
      <text:p text:style-name="P1">.net framework</text:p>
      <text:p text:style-name="P1">mono</text:p>
      <text:p text:style-name="P1">universal windows plataform (uwp)</text:p>
      <text:p text:style-name="P1"/>
      <text:p text:style-name="P3">Cada implementação inclui um ou mais .Net Runtimes (ambiente de execução):</text:p>
      <text:p text:style-name="P2">.net core : <text:span text:style-name="T2">CoreCLR e CoreRT</text:span></text:p>
      <text:p text:style-name="P2">.net framework: <text:span text:style-name="T2">CLR</text:span></text:p>
      <text:p text:style-name="P2">mono: <text:span text:style-name="T2">Mono Runtime</text:span></text:p>
      <text:p text:style-name="P2">universal windows plataform (uwp): .<text:span text:style-name="T2">Net native</text:span></text:p>
      <text:p text:style-name="P2"/>
      <text:p text:style-name="P4">Microsoft desenvolve e suporta 3 linguagens para .NET : C# , F# , VB</text:p>
      <text:p text:style-name="P4"/>
      <text:p text:style-name="P4">Usar o .NET = desktop, web, cloud, mobile, gaming, iot, ai</text:p>
      <text:p text:style-name="P4"/>
      <text:p text:style-name="P4">------------------------------------------------------------------------------------------------------------------</text:p>
      <text:p text:style-name="P5">C# Linguagem</text:p>
      <text:p text:style-name="P5"/>
      <text:p text:style-name="P5">Linguagem orientada a objeto e fortemente tipada. Suporta os conceitos de encapsulamento, herança e polimorfismo.</text:p>
      <text:p text:style-name="P5"/>
      <text:p text:style-name="P5">Os programas C# são executados no &gt;net, que inclui:</text:p>
      <text:p text:style-name="P5">clr (commo language runtime)</text:p>
      <text:p text:style-name="P5">conjunto unificado de bibliotecas de classes</text:p>
      <text:p text:style-name="P5"/>
      <text:p text:style-name="P5">atualmente o compilador do C# é o Roslyn.</text:p>
      <text:p text:style-name="P5"/>
      <text:p text:style-name="P6">O Código-fonte escrito em C# é compilado em uma linguagem intermediária (IL)</text:p>
      <text:p text:style-name="P6">O código e os recursos de IL são armazenados no disco em um arquivo executável chamado assembly, geralmente com uma extensão .exe ou .dll</text:p>
      <text:p text:style-name="P6"/>
      <text:p text:style-name="P6">Quando o programa C# é executado, o assembly é carregado no CLR</text:p>
      <text:p text:style-name="P6">Em seguida o CLR executará a compilação just in time(jit) para converter o código IL em instruções de máquina nativas.</text:p>
      <text:p text:style-name="P6"/>
      <text:p text:style-name="P6">O CLR também fornece outros serviços:</text:p>
      <text:p text:style-name="P6"><text:tab/>garbage collector – trabalha coletando o lixo, válida objetos em memoria não utilizados e <text:tab/>desaloca esses objetos da memoria, liberar espaço.</text:p>
      <text:p text:style-name="P6"/>
      <text:p text:style-name="P6"><text:tab/>Exception Handler – receber e controlar as excessões que ocorrem de erro no código</text:p>
      <text:p text:style-name="P6"/>
      <text:p text:style-name="P6"><text:tab/>Resources Manager – gerenciador de recursos</text:p>
      <text:p text:style-name="P6"/>
      <text:p text:style-name="P7"/>
      <text:p text:style-name="P7"/>
      <text:p text:style-name="P7"/>
      <text:p text:style-name="P7"/>
      <text:p text:style-name="P7"/>
      <text:p text:style-name="P7"><text:soft-page-break/>ESTRUTURA DO PROGRAMA</text:p>
      <text:p text:style-name="P7"/>
      <text:p text:style-name="P7">Programas C# consistem em um ou mais arquivos</text:p>
      <text:p text:style-name="P7"/>
      <text:p text:style-name="P7">Os programas declaram tipos, que contêm membros e podem ser organizados em namespaces</text:p>
      <text:p text:style-name="P7"/>
      <text:p text:style-name="P7">Classes e interfaces são exemplos de tipos</text:p>
      <text:p text:style-name="P7"/>
      <text:p text:style-name="P7">Campos, métodos, propriedades e eventos são exemplos de membros.</text:p>
      <text:p text:style-name="P7"/>
      <text:p text:style-name="P9">TIPOS E VARIÁVEIS</text:p>
      <text:p text:style-name="P9"/>
      <text:p text:style-name="P9">Variáveis tipo de valor: contêm diretamente seus dados. As variaveis tem sua própria copia dos dados e não é possível que as operações afetem outra variável(exceto no caso das variáveis de parametro ref e out)</text:p>
      <text:p text:style-name="P9"/>
      <text:p text:style-name="P10">Variáveis tipo de referencia: armazenam resferencias a seus dados. É possível que duas variáveis façam referencia ao mesmo objeto e portanto que operações em uma variavel afetem o objeto referenciado pela outra variavel.</text:p>
      <text:p text:style-name="P11"/>
      <text:p text:style-name="P11">Tipos Classe: class, object, string</text:p>
      <text:p text:style-name="P11">Tipo Arrays: int[], int[,], etc..</text:p>
      <text:p text:style-name="P11">interface, delegate</text:p>
      <text:p text:style-name="P10"/>
      <text:p text:style-name="P9">Numericos – sbyte, short, int, long, byte, ushort, uint, ulong</text:p>
      <text:p text:style-name="P9">Caracteres Unicode – char</text:p>
      <text:p text:style-name="P9">Pontos Flutuantes – float, double, decimal</text:p>
      <text:p text:style-name="P9">|Booleano – bool</text:p>
      <text:p text:style-name="P9"/>
      <text:p text:style-name="P9">enum, struct e tipos nullable (exemplo int?)</text:p>
      <text:p text:style-name="P9"/>
      <text:p text:style-name="P9">INSTRUÇÕES</text:p>
      <text:p text:style-name="P9"/>
      <text:p text:style-name="P12">Control + kc – comenta o codigo <text:span text:style-name="T3">e descomenta</text:span></text:p>
      <text:p text:style-name="P9"/>
      <text:p text:style-name="P9">ARRAYS</text:p>
      <text:p text:style-name="P9"/>
      <text:p text:style-name="P13">é uma estrutura de dados que contém um número x de elementos, todos do mesmo tipo, que são acessados através de índices computados.</text:p>
      <text:p text:style-name="P13">Arrays são tipos de referencia e a declaração de uma variavel array simplesmente reserva espaço para uma referencia de uma instância de array.</text:p>
      <text:p text:style-name="P13"/>
      <text:p text:style-name="P13">-----------------------------------------------------------------------------------------------------------</text:p>
      <text:p text:style-name="P14">CLASSES E OBJETOS</text:p>
      <text:p text:style-name="P14"/>
      <text:p text:style-name="P14">Classes são os tipos mais fundamentais do C#</text:p>
      <text:p text:style-name="P14">Uma classe é uma estrutura de dados que combina estado (campos) e ações (métodos)</text:p>
      <text:p text:style-name="P14"/>
      <text:p text:style-name="P15">Objetos são instâncias de uma classe.</text:p>
      <text:p text:style-name="P15"/>
      <text:p text:style-name="P15">As classes suportam herança e polimorfismo, mecanismos pelos quais as classes derivadas podem estender e especializar as classes base.</text:p>
      <text:p text:style-name="P16"><text:soft-page-break/>Instâncias de classes (objetos) são criadas usando o operador new, que aloca a memória para uma nova instância, chama um construtor para inicializar a instância e retorna uma referência à instancia.</text:p>
      <text:p text:style-name="P16">Ponto p1 = new Ponto(0,0);</text:p>
      <text:p text:style-name="P16">Ponto p2 = new Ponto(10,20);</text:p>
      <text:p text:style-name="P16"/>
      <text:p text:style-name="P17">A memoria ocupada por um objeto é recuperada automaticamente quando o objeto não esta mais acessivel. Não é necessario nem possível desalocar explicitamente objetos em c#.</text:p>
      <text:p text:style-name="P17"/>
      <text:p text:style-name="P18">Membros</text:p>
      <text:p text:style-name="P18"/>
      <text:p text:style-name="P18">Os membros de uma classe podem ser estaticos ou membros da instancia.</text:p>
      <text:p text:style-name="P18">Membros estaticos pertencem a classe e membros de instancia pertencem ao objeto.</text:p>
      <text:p text:style-name="P18">Constantes, variaveis, metodos, propriedades, construtores, etc…</text:p>
      <text:p text:style-name="P18"/>
      <text:p text:style-name="P19">Acessibilidade</text:p>
      <text:p text:style-name="P19"/>
      <text:p text:style-name="P19">Cada membro de uma classe tem uma acessibilidade associada, que controla as regiões do texto do programa que podem acessar o membro. Podem ser:</text:p>
      <text:p text:style-name="P19">public</text:p>
      <text:p text:style-name="P19">protected</text:p>
      <text:p text:style-name="P19">internal </text:p>
      <text:p text:style-name="P19">private</text:p>
      <text:p text:style-name="P19"/>
      <text:p text:style-name="P19">Herança</text:p>
      <text:p text:style-name="P19"/>
      <text:p text:style-name="P19">Uma declaração de classe pode especificar uma classe base, herdando os membros public, internal e protected da classe base.</text:p>
      <text:p text:style-name="P19">Omitir uma especificação de classe base é o mesmo que derivar do tipo object.</text:p>
      <text:p text:style-name="P19"/>
      <text:p text:style-name="P20">Métodos</text:p>
      <text:p text:style-name="P20"/>
      <text:p text:style-name="P20">um metodo é um membro que implementa uma computação ou ação que pode ser executada por um objeto ou classe.</text:p>
      <text:p text:style-name="P20">Os metodos podem ter uma lista de parametros, que representam valores ou referencias de variaveis passados para o metodo, e um tipo de retorno, que especifica o tipo de valor calculado e retornado pelo meto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8T22:26:08.655000000</meta:creation-date>
    <dc:date>2022-02-14T23:08:14.263000000</dc:date>
    <meta:editing-duration>PT7H21M37S</meta:editing-duration>
    <meta:editing-cycles>17</meta:editing-cycles>
    <meta:generator>LibreOffice/7.0.1.2$Windows_X86_64 LibreOffice_project/7cbcfc562f6eb6708b5ff7d7397325de9e764452</meta:generator>
    <meta:document-statistic meta:table-count="0" meta:image-count="0" meta:object-count="0" meta:page-count="3" meta:paragraph-count="75" meta:word-count="717" meta:character-count="4732" meta:non-whitespace-character-count="4077"/>
  </office:meta>
</office:document-meta>
</file>